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4693in"/>
    </style:style>
    <style:style style:name="co8" style:family="table-column">
      <style:table-column-properties fo:break-before="auto" style:column-width="1.8508in"/>
    </style:style>
    <style:style style:name="co9" style:family="table-column">
      <style:table-column-properties fo:break-before="auto" style:column-width="2.0756in"/>
    </style:style>
    <style:style style:name="co10" style:family="table-column">
      <style:table-column-properties fo:break-before="auto" style:column-width="1.7728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528in"/>
    </style:style>
    <style:style style:name="co13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fo:border-bottom="none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8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table-cell table:number-columns-repeated="1013"/>
        </table:table-row>
        <table:table-row table:style-name="ro1">
          <table:table-cell table:number-columns-repeated="2"/>
          <table:covered-table-cell table:style-name="ce2"/>
          <table:table-cell table:style-name="ce12" office:value-type="string" table:number-columns-spanned="8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</text:p>
          </table:table-cell>
          <table:table-cell table:style-name="ce18" office:value-type="string">
            <text:p>refinement time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thread</text:p>
          </table:table-cell>
          <table:table-cell table:style-name="ce25" office:value-type="string">
            <text:p>max pred. per env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9" table:formula="of:=0.15/[.F11]" office:value-type="percentage" office:value="0.127118644067797">
            <text:p>12.7%</text:p>
          </table:table-cell>
          <table:table-cell table:style-name="ce19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9" table:formula="of:=0.41/[.F12]" office:value-type="percentage" office:value="0.229050279329609">
            <text:p>22.9%</text:p>
          </table:table-cell>
          <table:table-cell table:style-name="ce19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9" table:formula="of:=0.89/[.F13]" office:value-type="percentage" office:value="0.38034188034188">
            <text:p>38.0%</text:p>
          </table:table-cell>
          <table:table-cell table:style-name="ce19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9" table:formula="of:=0.71/[.F14]" office:value-type="percentage" office:value="0.358585858585859">
            <text:p>35.9%</text:p>
          </table:table-cell>
          <table:table-cell table:style-name="ce19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9" table:formula="of:=0.1/[.F15]" office:value-type="percentage" office:value="0.151515151515152">
            <text:p>15.2%</text:p>
          </table:table-cell>
          <table:table-cell table:style-name="ce19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9" table:formula="of:=2.42/[.F16]" office:value-type="percentage" office:value="0.594594594594595">
            <text:p>59.5%</text:p>
          </table:table-cell>
          <table:table-cell table:style-name="ce19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SBE, env. transitions applied separately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9" table:formula="of:=0.183/[.F23]" office:value-type="percentage" office:value="0.831818181818182">
            <text:p>83.2%</text:p>
          </table:table-cell>
          <table:table-cell table:style-name="ce19" table:formula="of:=0.035/[.F23]" office:value-type="percentage" office:value="0.159090909090909">
            <text:p>15.9%</text:p>
          </table:table-cell>
          <table:table-cell table:style-name="ce20" table:formula="of:=0.011/[.F23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9" table:formula="of:=2.63/[.F24]" office:value-type="percentage" office:value="0.884033613445378">
            <text:p>88.4%</text:p>
          </table:table-cell>
          <table:table-cell table:style-name="ce19" table:formula="of:=0.3255/[.F24]" office:value-type="percentage" office:value="0.109411764705882">
            <text:p>10.9%</text:p>
          </table:table-cell>
          <table:table-cell table:style-name="ce20" table:formula="of:=0.8065/[.F24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9" table:formula="of:=0.1825/[.F25]" office:value-type="percentage" office:value="0.866983372921615">
            <text:p>86.7%</text:p>
          </table:table-cell>
          <table:table-cell table:style-name="ce19" table:formula="of:=0.026/[.F25]" office:value-type="percentage" office:value="0.123515439429929">
            <text:p>12.4%</text:p>
          </table:table-cell>
          <table:table-cell table:style-name="ce20" table:formula="of:=0.0015/[.F25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9" table:formula="of:=0.5135/[.F26]" office:value-type="percentage" office:value="0.843185550082102">
            <text:p>84.3%</text:p>
          </table:table-cell>
          <table:table-cell table:style-name="ce19" table:formula="of:=0.0935/[.F26]" office:value-type="percentage" office:value="0.153530377668309">
            <text:p>15.4%</text:p>
          </table:table-cell>
          <table:table-cell table:style-name="ce20" table:formula="of:=0.0335/[.F26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9" table:formula="of:=0.122/[.F27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20" table:formula="of:=0.009/[.F27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9" table:formula="of:=85.38/[.F28]" office:value-type="percentage" office:value="0.984661515396148">
            <text:p>98.5%</text:p>
          </table:table-cell>
          <table:table-cell table:style-name="ce19" table:formula="of:=1.307/[.F28]" office:value-type="percentage" office:value="0.015073232614462">
            <text:p>1.5%</text:p>
          </table:table-cell>
          <table:table-cell table:style-name="ce20" table:formula="of:=63.35/[.F28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env. transitions applied separately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9" table:formula="of:=0.183/[.F35]" office:value-type="percentage" office:value="0.831818181818182">
            <text:p>83.2%</text:p>
          </table:table-cell>
          <table:table-cell table:style-name="ce19" table:formula="of:=0.035/[.F35]" office:value-type="percentage" office:value="0.159090909090909">
            <text:p>15.9%</text:p>
          </table:table-cell>
          <table:table-cell table:style-name="ce20" table:formula="of:=0.011/[.F35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9" table:formula="of:=2.63/[.F36]" office:value-type="percentage" office:value="0.884033613445378">
            <text:p>88.4%</text:p>
          </table:table-cell>
          <table:table-cell table:style-name="ce19" table:formula="of:=0.3255/[.F36]" office:value-type="percentage" office:value="0.109411764705882">
            <text:p>10.9%</text:p>
          </table:table-cell>
          <table:table-cell table:style-name="ce20" table:formula="of:=0.8065/[.F36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9" table:formula="of:=0.1825/[.F37]" office:value-type="percentage" office:value="0.866983372921615">
            <text:p>86.7%</text:p>
          </table:table-cell>
          <table:table-cell table:style-name="ce19" table:formula="of:=0.026/[.F37]" office:value-type="percentage" office:value="0.123515439429929">
            <text:p>12.4%</text:p>
          </table:table-cell>
          <table:table-cell table:style-name="ce20" table:formula="of:=0.0015/[.F37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9" table:formula="of:=0.5135/[.F38]" office:value-type="percentage" office:value="0.843185550082102">
            <text:p>84.3%</text:p>
          </table:table-cell>
          <table:table-cell table:style-name="ce19" table:formula="of:=0.0935/[.F38]" office:value-type="percentage" office:value="0.153530377668309">
            <text:p>15.4%</text:p>
          </table:table-cell>
          <table:table-cell table:style-name="ce20" table:formula="of:=0.0335/[.F38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9" table:formula="of:=0.122/[.F39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20" table:formula="of:=0.009/[.F39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9" table:formula="of:=85.38/[.F40]" office:value-type="percentage" office:value="0.984661515396148">
            <text:p>98.5%</text:p>
          </table:table-cell>
          <table:table-cell table:style-name="ce19" table:formula="of:=1.307/[.F40]" office:value-type="percentage" office:value="0.015073232614462">
            <text:p>1.5%</text:p>
          </table:table-cell>
          <table:table-cell table:style-name="ce20" table:formula="of:=63.35/[.F40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env. transitions applied separately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/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15">
            <text:p>1.715</text:p>
          </table:table-cell>
          <table:table-cell table:style-name="ce19" table:formula="of:=1.568/[.F48]" office:value-type="percentage" office:value="0.914285714285714">
            <text:p>91.4%</text:p>
          </table:table-cell>
          <table:table-cell table:style-name="ce20" office:value-type="string">
            <text:p>?</text:p>
          </table:table-cell>
          <table:table-cell table:style-name="ce19" table:formula="of:=0.658/[.F48]" office:value-type="percentage" office:value="0.383673469387755">
            <text:p>38.4%</text:p>
          </table:table-cell>
          <table:table-cell table:style-name="ce19" table:formula="of:=2412/4466" office:value-type="percentage" office:value="0.540080609046126">
            <text:p>54.0%</text:p>
          </table:table-cell>
          <table:table-cell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/>
          <table:table-cell table:style-name="ce19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57.7095">
            <text:p>57.7095</text:p>
          </table:table-cell>
          <table:table-cell table:style-name="ce19" table:formula="of:=56.6175/[.F52]" office:value-type="percentage" office:value="0.981077638863619">
            <text:p>98.1%</text:p>
          </table:table-cell>
          <table:table-cell table:style-name="ce20" office:value-type="string">
            <text:p>?</text:p>
          </table:table-cell>
          <table:table-cell table:style-name="ce19" table:formula="of:=42.5935/[.F52]" office:value-type="percentage" office:value="0.738067389251336">
            <text:p>73.8%</text:p>
          </table:table-cell>
          <table:table-cell table:style-name="ce19" table:formula="of:=85105/106408" office:value-type="percentage" office:value="0.799798887301707">
            <text:p>80.0%</text:p>
          </table:table-cell>
          <table:table-cell office:value-type="float" office:value="46">
            <text:p>46</text:p>
          </table:table-cell>
          <table:table-cell table:style-name="ce13"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combined env. transitions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6">
            <text:p>0.196</text:p>
          </table:table-cell>
          <table:table-cell table:style-name="ce19" table:formula="of:=0.1695/[.F59]" office:value-type="percentage" office:value="0.864795918367347">
            <text:p>86.5%</text:p>
          </table:table-cell>
          <table:table-cell table:style-name="ce19" table:formula="of:=0.026/[.F59]" office:value-type="percentage" office:value="0.13265306122449">
            <text:p>13.3%</text:p>
          </table:table-cell>
          <table:table-cell table:style-name="ce19" table:formula="of:=0.018/[.F59]" office:value-type="percentage" office:value="0.0918367346938776">
            <text:p>9.2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1785">
            <text:p>1.1785</text:p>
          </table:table-cell>
          <table:table-cell table:style-name="ce19" table:formula="of:=0.961/[.F60]" office:value-type="percentage" office:value="0.815443360203649">
            <text:p>81.5%</text:p>
          </table:table-cell>
          <table:table-cell table:style-name="ce19" table:formula="of:=0.2135/[.F60]" office:value-type="percentage" office:value="0.181162494696648">
            <text:p>18.1%</text:p>
          </table:table-cell>
          <table:table-cell table:style-name="ce19" table:formula="of:=0.231/[.F60]" office:value-type="percentage" office:value="0.196011879507849">
            <text:p>19.6%</text:p>
          </table:table-cell>
          <table:table-cell table:style-name="ce19" table:formula="of:=335/1795" office:value-type="percentage" office:value="0.186629526462396">
            <text:p>18.7%</text:p>
          </table:table-cell>
          <table:table-cell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25">
            <text:p>0.225</text:p>
          </table:table-cell>
          <table:table-cell table:style-name="ce19" table:formula="of:=0.196/[.F61]" office:value-type="percentage" office:value="0.871111111111111">
            <text:p>87.1%</text:p>
          </table:table-cell>
          <table:table-cell table:style-name="ce19" table:formula="of:=0.0265/[.F61]" office:value-type="percentage" office:value="0.117777777777778">
            <text:p>11.8%</text:p>
          </table:table-cell>
          <table:table-cell table:style-name="ce19" table:formula="of:=0.007/[.F61]" office:value-type="percentage" office:value="0.0311111111111111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4365">
            <text:p>0.4365</text:p>
          </table:table-cell>
          <table:table-cell table:style-name="ce19" table:formula="of:=0.3725/[.F62]" office:value-type="percentage" office:value="0.853379152348225">
            <text:p>85.3%</text:p>
          </table:table-cell>
          <table:table-cell table:style-name="ce19" table:formula="of:=0.0605/[.F62]" office:value-type="percentage" office:value="0.138602520045819">
            <text:p>13.9%</text:p>
          </table:table-cell>
          <table:table-cell table:style-name="ce19" table:formula="of:=0.025/[.F62]" office:value-type="percentage" office:value="0.0572737686139748">
            <text:p>5.7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95">
            <text:p>0.1295</text:p>
          </table:table-cell>
          <table:table-cell table:style-name="ce19" table:formula="of:=0.1295/[.F63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5/[.F63]" office:value-type="percentage" office:value="0.115830115830116">
            <text:p>11.6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string">
            <text:p>&gt; 2 min</text:p>
          </table:table-cell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299in" fo:margin-right="0.1201in" style:shadow="none" fo:background-color="transparent" style:scale-to="54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08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ca przemyslaw</meta:initial-creator>
    <meta:creation-date>2011-08-11T13:34:40</meta:creation-date>
    <dc:date>2011-08-30T08:47:44</dc:date>
    <dc:creator>daca przemyslaw</dc:creator>
    <meta:editing-duration>PT14H15M13S</meta:editing-duration>
    <meta:editing-cycles>20</meta:editing-cycles>
    <meta:generator>OpenOffice.org/3.2$Unix OpenOffice.org_project/320m12$Build-9483</meta:generator>
    <meta:printed-by>daca przemyslaw</meta:printed-by>
    <meta:print-date>2011-08-30T08:45:27</meta:print-date>
    <meta:document-statistic meta:table-count="3" meta:cell-count="340" meta:object-count="0"/>
  </office:meta>
</office:document-meta>
</file>